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7a7f" officeooo:paragraph-rsid="000a7f04"/>
    </style:style>
    <style:style style:name="P2" style:family="paragraph" style:parent-style-name="Standard">
      <style:text-properties officeooo:rsid="00177a7f" officeooo:paragraph-rsid="000dd959"/>
    </style:style>
    <style:style style:name="P3" style:family="paragraph" style:parent-style-name="Standard">
      <style:paragraph-properties fo:text-align="center" style:justify-single-word="false"/>
      <style:text-properties fo:font-size="20pt" officeooo:rsid="00177a7f" officeooo:paragraph-rsid="000a7f04" style:font-size-asian="20pt" style:font-size-complex="20pt"/>
    </style:style>
    <style:style style:name="P4" style:family="paragraph" style:parent-style-name="Standard">
      <style:text-properties fo:font-size="15pt" fo:font-weight="bold" officeooo:rsid="00177a7f" officeooo:paragraph-rsid="000a7f04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5pt" fo:font-weight="bold" officeooo:rsid="00190e39" officeooo:paragraph-rsid="00190e39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5pt" fo:font-weight="bold" officeooo:rsid="00190e39" officeooo:paragraph-rsid="00190e39" style:font-size-asian="13.1000003814697pt" style:font-weight-asian="bold" style:font-size-complex="15pt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officeooo:rsid="00177a7f" officeooo:paragraph-rsid="000a7f04"/>
    </style:style>
    <style:style style:name="P8" style:family="paragraph" style:parent-style-name="Standard">
      <style:text-properties style:text-underline-style="solid" style:text-underline-width="auto" style:text-underline-color="font-color" officeooo:rsid="00177a7f" officeooo:paragraph-rsid="000dd959"/>
    </style:style>
    <style:style style:name="P9" style:family="paragraph" style:parent-style-name="Standard">
      <style:text-properties officeooo:rsid="000a7f04" officeooo:paragraph-rsid="000a7f04"/>
    </style:style>
    <style:style style:name="P10" style:family="paragraph" style:parent-style-name="Standard">
      <style:text-properties style:text-underline-style="none" officeooo:rsid="000f0be7" officeooo:paragraph-rsid="000f0be7"/>
    </style:style>
    <style:style style:name="P11" style:family="paragraph" style:parent-style-name="Standard">
      <style:text-properties style:text-underline-style="none" officeooo:rsid="00106c7c" officeooo:paragraph-rsid="00106c7c"/>
    </style:style>
    <style:style style:name="P12" style:family="paragraph" style:parent-style-name="Standard">
      <style:text-properties style:text-underline-style="none" officeooo:rsid="001215b3" officeooo:paragraph-rsid="001215b3"/>
    </style:style>
    <style:style style:name="P13" style:family="paragraph" style:parent-style-name="Standard">
      <style:text-properties officeooo:rsid="000f0be7" officeooo:paragraph-rsid="000f0be7"/>
    </style:style>
    <style:style style:name="P14" style:family="paragraph" style:parent-style-name="Standard">
      <style:text-properties officeooo:rsid="00106c7c" officeooo:paragraph-rsid="00106c7c"/>
    </style:style>
    <style:style style:name="P15" style:family="paragraph" style:parent-style-name="Standard">
      <style:text-properties officeooo:rsid="001215b3" officeooo:paragraph-rsid="001215b3"/>
    </style:style>
    <style:style style:name="P16" style:family="paragraph" style:parent-style-name="Standard">
      <style:text-properties officeooo:rsid="0016dc71" officeooo:paragraph-rsid="0016dc71"/>
    </style:style>
    <style:style style:name="P17" style:family="paragraph" style:parent-style-name="Standard">
      <style:text-properties officeooo:rsid="0016dc71" officeooo:paragraph-rsid="001854dd"/>
    </style:style>
    <style:style style:name="P18" style:family="paragraph" style:parent-style-name="Standard">
      <style:text-properties fo:font-size="12pt" fo:font-weight="normal" officeooo:rsid="00190e39" officeooo:paragraph-rsid="00190e39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190e39" officeooo:paragraph-rsid="001949a0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1aaddd" officeooo:paragraph-rsid="001aaddd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1949a0" officeooo:paragraph-rsid="001949a0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222cef" officeooo:paragraph-rsid="00222cef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bold" officeooo:rsid="001949a0" officeooo:paragraph-rsid="001949a0" style:font-size-asian="10.5pt" style:font-weight-asian="bold" style:font-size-complex="12pt" style:font-weight-complex="bold"/>
    </style:style>
    <style:style style:name="P24" style:family="paragraph" style:parent-style-name="Standard">
      <style:text-properties fo:font-weight="normal" officeooo:rsid="001854dd" officeooo:paragraph-rsid="001854dd" style:font-weight-asian="normal" style:font-weight-complex="normal"/>
    </style:style>
    <style:style style:name="P25" style:family="paragraph" style:parent-style-name="Standard">
      <style:text-properties officeooo:rsid="00222cef" officeooo:paragraph-rsid="00222cef"/>
    </style:style>
    <style:style style:name="T1" style:family="text">
      <style:text-properties officeooo:rsid="000a7f04"/>
    </style:style>
    <style:style style:name="T2" style:family="text">
      <style:text-properties officeooo:rsid="000c2ca6"/>
    </style:style>
    <style:style style:name="T3" style:family="text">
      <style:text-properties officeooo:rsid="000dd959"/>
    </style:style>
    <style:style style:name="T4" style:family="text">
      <style:text-properties officeooo:rsid="00106c7c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font-weight="normal" officeooo:rsid="001854dd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06c7c" style:font-weight-asian="bold" style:font-weight-complex="bold"/>
    </style:style>
    <style:style style:name="T9" style:family="text">
      <style:text-properties fo:font-weight="bold" officeooo:rsid="001854dd" style:font-weight-asian="bold" style:font-weight-complex="bold"/>
    </style:style>
    <style:style style:name="T10" style:family="text">
      <style:text-properties fo:font-weight="bold" officeooo:rsid="001949a0" style:font-weight-asian="bold" style:font-weight-complex="bold"/>
    </style:style>
    <style:style style:name="T11" style:family="text">
      <style:text-properties officeooo:rsid="001215b3"/>
    </style:style>
    <style:style style:name="T12" style:family="text">
      <style:text-properties officeooo:rsid="0013ba58"/>
    </style:style>
    <style:style style:name="T13" style:family="text">
      <style:text-properties officeooo:rsid="001854d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854dd" style:font-weight-asian="normal" style:font-weight-complex="normal"/>
    </style:style>
    <style:style style:name="T16" style:family="text">
      <style:text-properties fo:font-weight="normal" officeooo:rsid="00241155" style:font-weight-asian="normal" style:font-weight-complex="normal"/>
    </style:style>
    <style:style style:name="T17" style:family="text">
      <style:text-properties officeooo:rsid="001949a0"/>
    </style:style>
    <style:style style:name="T18" style:family="text">
      <style:text-properties officeooo:rsid="001aaddd"/>
    </style:style>
    <style:style style:name="T19" style:family="text">
      <style:text-properties officeooo:rsid="001bb722"/>
    </style:style>
    <style:style style:name="T20" style:family="text">
      <style:text-properties officeooo:rsid="00241155"/>
    </style:style>
    <style:style style:name="T21" style:family="text">
      <style:text-properties style:text-underline-style="none"/>
    </style:style>
    <style:style style:name="T22" style:family="text">
      <style:text-properties officeooo:rsid="002463e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Práctica <text:span text:style-name="T22">2</text:span></text:p>
      <text:p text:style-name="P3">Creación de un <text:span text:style-name="T1">cliente</text:span> IRC</text:p>
      <text:p text:style-name="P4">Introducción</text:p>
      <text:p text:style-name="P1">El objetivo de <text:span text:style-name="T1">la segunda</text:span> práctica es diseñar en C un <text:span text:style-name="T1">cliente</text:span> IRC para el intercambio de mensajes de texto, siguiendo, <text:span text:style-name="T1">como se ha hecho anteriormente </text:span>lo descrito <text:span text:style-name="T1">los RFC y utilizando como guia HEXCHAT y XCHAT</text:span>.</text:p>
      <text:p text:style-name="P1"><text:span text:style-name="T1">El cliente </text:span><text:s/>debe ser capaz <text:span text:style-name="T1">tener varios canales abiertos, mantener conversaciones con otros usuarios conectados al mismo servidor y además, debe implementar el envío seguro de ficheros y el envío <text:s/>de audio</text:span>.</text:p>
      <text:p text:style-name="P9">Para poder levar a cabo todos estos requisitos, crearemos hilos para la <text:span text:style-name="T18">recepción</text:span> de mensajes enviados por otros usuarios. A la hora de enviar un fichero/audio procederemos de la misma manera, crearemos un hilo de <text:span text:style-name="T18">envío</text:span>/<text:span text:style-name="T18">recepción</text:span> de datos que <text:span text:style-name="T18">permitirá</text:span> mantener el resto de funcionalidades activas mientras se <text:span text:style-name="T18">envía.</text:span></text:p>
      <text:p text:style-name="P9"/>
      <text:p text:style-name="P1"><text:span text:style-name="T1">Al igual que en la practica anterior, t</text:span>odas las funciones a implementar estarán organizadas en una librería con el fin de facilitar el trabajo para el resto de prácticas, con su man correspondiente.</text:p>
      <text:p text:style-name="P1"/>
      <text:p text:style-name="P4">Diseño</text:p>
      <text:p text:style-name="P1">El programa contiene los siguientes módulos:</text:p>
      <text:p text:style-name="P1">● <text:span text:style-name="T19">xchat2</text:span>.c: <text:span text:style-name="T1">Este es el modulo principal, tal y como se solicitaba, se implementaron todas las funciones que en el aparecían. Más adelante entraremos en detalles pero ahora destacamos el main. En el seteamos la funcionalidad del cliente e inicializamos los parámetros SSL en caso de ser necesario. </text:span></text:p>
      <text:p text:style-name="P1">● <text:span text:style-name="T2">messages</text:span>.c: <text:span text:style-name="T3">En este modulo se implementan las funciones que reaccionan a los mensajes del servidor. Se procesan estos mensajes y se realizan los cambios oportunos. De esta forma se consigue interactuar con el servidor de manera fidedigna y que el cliente sepa en todo momento el estado real del servidor, pudiendo reflejarselo al usuario.</text:span></text:p>
      <text:p text:style-name="P2">● <text:span text:style-name="T3">userCommand</text:span>.c: En este módulo se encuentran las funciones <text:span text:style-name="T3">que invoca el usuario al realizar un comando (“/XXX”). La funcionalidad de este modulo se basa en recibir lo solicitado por el usuario, y traducirlo para que el servidor puedo manejar dicha información una vez la reciba.</text:span></text:p>
      <text:p text:style-name="P2"/>
      <text:p text:style-name="P4">Funcionalidad IRC</text:p>
      <text:p text:style-name="P8">Funciones relacionadas con los <text:span text:style-name="T2">messages</text:span>:</text:p>
      <text:p text:style-name="P10">Todas las funciones de este modulo reciben como <text:span text:style-name="T11">único</text:span> <text:span text:style-name="T11">parámetro</text:span> el mensaje que el servidor le <text:span text:style-name="T19">envío</text:span> al cliente.</text:p>
      <text:p text:style-name="P10">Dado a que el funcionamiento de todas las funciones es similar aquí mencionamos algunas de las más significativas.</text:p>
      <text:p text:style-name="P10"/>
      <text:p text:style-name="P11">Por cuestiones de <text:span text:style-name="T5">implementación</text:span> cabe destacar <text:span text:style-name="T7">msgWelcome</text:span>. <text:s/>Dado que para implementarlo de manera eficaz utilizamos expresiones regulares.</text:p>
      <text:p text:style-name="P11">Por cuestiones de <text:span text:style-name="T5">funcionalidad</text:span> cabe mencionar <text:span text:style-name="T7">msgPrivmsg</text:span> dado que es gracias a ella a la que es posible mandar ficheros y audio <text:span text:style-name="T12">como se explica a continuación.</text:span></text:p>
      <text:p text:style-name="P10"/>
      <text:p text:style-name="P10">Ademas destacamos que hay varios comandos de usuario cuyas respuestas se traducen en varias funciones de este modulo. Esto se debe a que cada uno de los mensajes que <text:span text:style-name="T11">envía</text:span> el servidor se corresponde con un numero y es el parseo de cada uno de esos mensajes lo que se trabaja en este modulo. <text:span text:style-name="T4">Es el caso de comandos como </text:span><text:span text:style-name="T8">WHOIS</text:span><text:span text:style-name="T4"> o de mensajes del servidor como </text:span><text:span text:style-name="T8">MOTD</text:span><text:span text:style-name="T4">.</text:span></text:p>
      <text:p text:style-name="P10"/>
      <text:p text:style-name="P14"/>
      <text:p text:style-name="P13"><text:soft-page-break/></text:p>
      <text:p text:style-name="P7">Funciones relacionadas con comandos <text:span text:style-name="T4">de usuario</text:span>:</text:p>
      <text:p text:style-name="P11">Todas las funciones reciben como <text:span text:style-name="T11">parámetro</text:span> una cadena en el formato especificado en el RFC que deben seguir los clientes y una estructura SSL para implementar <text:span text:style-name="T11">también</text:span> el <text:span text:style-name="T11">envío</text:span> seguro de mensajes.</text:p>
      <text:p text:style-name="P12">Se han implementado los comandos básicos que necesita un cliente IRC para considerarse funcional: Names, List, Join, Nick, Whois, Privmsg, Mode, Kick, Part, Quit, Away, Back <text:s/>y Topic.</text:p>
      <text:p text:style-name="P12"/>
      <text:p text:style-name="P12">Se decidió implementar estos dado que es la misma lista que se implemento en el servidor y de esta forma podemos lograr una completa interacción entre ellos.</text:p>
      <text:p text:style-name="P1"/>
      <text:p text:style-name="P1"/>
      <text:p text:style-name="P6">Ficheros</text:p>
      <text:p text:style-name="P15"/>
      <text:p text:style-name="P16">Para implementar el <text:span text:style-name="T19">envío</text:span> de ficheros se han seguido las indicaciones de Moodle.</text:p>
      <text:p text:style-name="P16"/>
      <text:p text:style-name="P16">Todo el protocolo se ha realizado encapsulado en PRIVMSG. Esto permite que el servidor no tenga que implementar nueva funcionalidad. Las funciones implementadas se han modularizado en files.c.</text:p>
      <text:p text:style-name="P16">Se han creado 3 funciones, <text:s/><text:span text:style-name="T7">fileDialog</text:span>, <text:span text:style-name="T7">fileSender</text:span>, <text:span text:style-name="T7">fileReceiver</text:span>.</text:p>
      <text:p text:style-name="P16"/>
      <text:p text:style-name="P17"><text:span text:style-name="T9">F</text:span><text:span text:style-name="T7">ileDialog</text:span> <text:span text:style-name="T13">se encarga de </text:span>realizar el <text:span text:style-name="T5">handShake</text:span> previo a la transmisión del fichero. Esta <text:span text:style-name="T13">función</text:span> es llamada tras recibir un <text:span text:style-name="T13">código</text:span> especial en PRIVMSG como se especifica en Moodle y se encarga de crear un hilo con el que conectarse al emisor y recibir datos mientras mantiene toda la funcionalidad del cliente activa. </text:p>
      <text:p text:style-name="P16"/>
      <text:p text:style-name="P16"><text:span text:style-name="T13">Aquí</text:span> hemos de comentar que no nos ha sido posible conectarnos al otro extremo de la <text:span text:style-name="T13">comunicación</text:span> si no era escribiendo la IP del emisor en el <text:span text:style-name="T13">código.</text:span></text:p>
      <text:p text:style-name="P16"/>
      <text:p text:style-name="P17"><text:span text:style-name="T7">FileSender </text:span><text:span text:style-name="T15">intenta establecer una conexión durante un periodo de 30s. Si salta dicho </text:span><text:span text:style-name="T6">timeout</text:span><text:span text:style-name="T15"> se cesa el intento de conexión con el extremo receptor.</text:span></text:p>
      <text:p text:style-name="P24"/>
      <text:p text:style-name="P17"><text:span text:style-name="T9">FileReceiver </text:span><text:span text:style-name="T15">se encarga de recibir el fichero, para la cual debe haber recibido correctamente el path donde escribir los datos y abre un descriptor con ese nombre. Posteriormente recibe mediante un bucle todos los datos enviados a través del sockect especificado anteriormente.</text:span></text:p>
      <text:p text:style-name="P16"/>
      <text:p text:style-name="P16"/>
      <text:p text:style-name="P5">Audio</text:p>
      <text:p text:style-name="P5"/>
      <text:p text:style-name="P18">Para el envio de audio hemos decidido seguir un esquema similar al implementado para el envio de ficheros.</text:p>
      <text:p text:style-name="P18"/>
      <text:p text:style-name="P19">Se han implementado 3 funciones dentro de audio.c : <text:span text:style-name="T7">audioChat</text:span>, <text:span text:style-name="T7">audioSend </text:span>y <text:span text:style-name="T7">audioRecv.</text:span></text:p>
      <text:p text:style-name="P18"/>
      <text:p text:style-name="P18"><text:span text:style-name="T7">AudioChat </text:span>realiza la <text:s/>etapa inicial, en la que se pide inicializar la conexión. En esta etapa volvemos a recurrir a PRIVMSG para encapsular la peticion. Tras esto crea un hilo que sera e encargado de enviar <text:span text:style-name="T17">o recibir </text:span><text:s/>el audio.</text:p>
      <text:p text:style-name="P18"/>
      <text:p text:style-name="P23">AudioSend <text:span text:style-name="T14">se encarga de enviar el audio, para ello inicializa un socket y si todo a ido correctamente graba el audio hasta que se presione el </text:span><text:span text:style-name="T16">botón</text:span><text:span text:style-name="T14"> de parar. Una vez hecho esto se manda un mensaje especial en el que pone STOP. Para finalizar cierra el socket abierto y el hilo que tiene esta </text:span><text:span text:style-name="T16">función.</text:span></text:p>
      <text:p text:style-name="P21"/>
      <text:p text:style-name="P21"><text:soft-page-break/></text:p>
      <text:p text:style-name="P21"/>
      <text:p text:style-name="P19"><text:span text:style-name="T10">A</text:span><text:span text:style-name="T7">udioRecv </text:span><text:span text:style-name="T17">sigue un esquema similar a la función anterior, abre un socket, lee todos los datos hasta procesar el mensaje de STOP y tras esto cierra el socket y elimina el hilo en el que se esta ejecutando.</text:span></text:p>
      <text:p text:style-name="P19"/>
      <text:p text:style-name="P20">Cabe mencionar que del mismo modo que en el envío de ficheros, es necesario en el audio escribir la IP en el código para que funcione correctamente.</text:p>
      <text:p text:style-name="P15"/>
      <text:p text:style-name="P1"/>
      <text:p text:style-name="P4">Conclusiones técnicas</text:p>
      <text:p text:style-name="P25">Durante esta practica la mayor dificultad que hemos tenido ha sido la implementacion de los ficheros y el audio. Sobre todo por los graves problemas que conlleva enfrentarse a NAT. Ademas, surgio un pequeño problema añadido, en los ordenadores de la EPS no se resuelve el host. Por ello nos vimos obligados a escribir a mano las IP en el código.</text:p>
      <text:p text:style-name="P25"/>
      <text:p text:style-name="P25">En cuanto al resto de la practica agradecemos la implementación de la API proporcionada, facilita en gran medida todo el trabajo, haciendo sencillo la interacción con la interfaz.</text:p>
      <text:p text:style-name="P25"/>
      <text:p text:style-name="P1"/>
      <text:p text:style-name="P4">Conclusiones personales</text:p>
      <text:p text:style-name="P4"/>
      <text:p text:style-name="P22">Para esta practica el periodo de adaptacion fue más corto que el que necesitamos <text:s/>para acostrumbrarnos al servidor, pero no desprecable. Esto se debe a que tocaba cambiar el método, y el punto de vista.</text:p>
      <text:p text:style-name="P22"/>
      <text:p text:style-name="P15">Pensamos, que al contrario que en la practica anterior, las funciones tienen todas un nivel de dificultad similar, sin contar la implementacion del envio de audio y de ficheros, en lo que nos hemos visto con varios problemas, <text:span text:style-name="T20">como ya se explica arriba</text:span>. </text:p>
      <text:p text:style-name="P15">Nos gustaria decir que a pesar de que se nota la <text:span text:style-name="T20">disminución</text:span> de carga de trabajo en <text:span text:style-name="T20">comparación</text:span> con la practica anterior, donde <text:span text:style-name="T20">implementábamos</text:span> el servidor, no es suficiente el periodo de dos semanas en las que se <text:span text:style-name="T20">pretendía</text:span> que <text:span text:style-name="T20">implementásemos</text:span> todo para la <text:span text:style-name="T20">entrega</text:span> opcional.</text:p>
      <text:p text:style-name="P15"/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6T18:45:14.635812780</meta:creation-date>
    <dc:date>2017-05-07T17:53:51.108559586</dc:date>
    <meta:editing-duration>PT9M59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3" meta:paragraph-count="45" meta:word-count="1171" meta:character-count="7077" meta:non-whitespace-character-count="5940"/>
  </office:meta>
</office:document-meta>
</file>